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ConverterSupport.convertIfNecessary( @ Nullable Object value , @ Nullable Class &lt; T &gt; requiredType , @ Nullable TypeDescriptor typeDescrip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ypeConverterSupport.convertIfNecessary( @ Nullable Object value , @ Nullable Class &lt; T &gt; requiredType , @ Nullable Field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ConverterSupport.convertIfNecessary( @ Nullable Object value , @ Nullable Class &lt; T &gt; requi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nverterSupport.convertIfNecessary( @ Nullable Object value , @ Nullable Class &lt; T &gt; requiredType , @ Nullable MethodParameter method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